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2">
      <style:text-properties fo:font-weight="bold" officeooo:rsid="0011ea77" officeooo:paragraph-rsid="0011ea77" style:font-weight-asian="bold" style:font-weight-complex="bold"/>
    </style:style>
    <style:style style:name="P2" style:family="paragraph" style:parent-style-name="Standard" style:list-style-name="L2">
      <style:text-properties fo:font-weight="bold" officeooo:rsid="0012c6f4" officeooo:paragraph-rsid="0012c6f4" style:font-weight-asian="bold" style:font-weight-complex="bold"/>
    </style:style>
    <style:style style:name="P3" style:family="paragraph" style:parent-style-name="Standard" style:list-style-name="L2">
      <style:text-properties fo:font-weight="bold" officeooo:rsid="00138c5f" officeooo:paragraph-rsid="00138c5f" style:font-weight-asian="bold" style:font-weight-complex="bold"/>
    </style:style>
    <style:style style:name="P4" style:family="paragraph" style:parent-style-name="Standard">
      <style:text-properties fo:font-size="16pt" fo:font-weight="bold" officeooo:rsid="000bcc78" officeooo:paragraph-rsid="000bcc78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paragraph-rsid="000bcc78"/>
    </style:style>
    <style:style style:name="P6" style:family="paragraph" style:parent-style-name="Standard">
      <style:text-properties officeooo:rsid="00105cae" officeooo:paragraph-rsid="00105cae"/>
    </style:style>
    <style:style style:name="P7" style:family="paragraph" style:parent-style-name="Standard" style:list-style-name="L2">
      <style:text-properties officeooo:rsid="00105cae" officeooo:paragraph-rsid="00105cae"/>
    </style:style>
    <style:style style:name="P8" style:family="paragraph" style:parent-style-name="Standard" style:list-style-name="L2">
      <style:text-properties officeooo:paragraph-rsid="00105cae"/>
    </style:style>
    <style:style style:name="T1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2" style:family="text">
      <style:text-properties fo:font-size="13pt" fo:font-weight="normal" officeooo:rsid="000bcc78" style:font-size-asian="11.3500003814697pt" style:font-weight-asian="normal" style:font-size-complex="13pt" style:font-weight-complex="normal"/>
    </style:style>
    <style:style style:name="T3" style:family="text">
      <style:text-properties fo:font-size="13pt" fo:font-weight="normal" officeooo:rsid="000e9193" style:font-size-asian="11.3500003814697pt" style:font-weight-asian="normal" style:font-size-complex="13pt" style:font-weight-complex="normal"/>
    </style:style>
    <style:style style:name="T4" style:family="text">
      <style:text-properties fo:font-size="13pt" fo:font-weight="normal" officeooo:rsid="00105422" style:font-size-asian="11.3500003814697pt" style:font-weight-asian="normal" style:font-size-complex="13pt" style:font-weight-complex="normal"/>
    </style:style>
    <style:style style:name="T5" style:family="text">
      <style:text-properties fo:font-size="13pt" fo:font-weight="normal" officeooo:rsid="000cc2de" style:font-size-asian="11.3500003814697pt" style:font-weight-asian="normal" style:font-size-complex="13pt" style:font-weight-complex="normal"/>
    </style:style>
    <style:style style:name="T6" style:family="text">
      <style:text-properties fo:font-size="13pt" fo:font-weight="normal" officeooo:rsid="00105cae" style:font-size-asian="11.3500003814697pt" style:font-weight-asian="normal" style:font-size-complex="13pt" style:font-weight-complex="normal"/>
    </style:style>
    <style:style style:name="T7" style:family="text">
      <style:text-properties fo:font-size="13pt" fo:font-weight="normal" officeooo:rsid="0011ea77" style:font-size-asian="11.3500003814697pt" style:font-weight-asian="normal" style:font-size-complex="13pt" style:font-weight-complex="normal"/>
    </style:style>
    <style:style style:name="T8" style:family="text">
      <style:text-properties fo:font-size="13pt" fo:font-weight="normal" officeooo:rsid="00138c5f" style:font-size-asian="11.3500003814697pt" style:font-weight-asian="normal" style:font-size-complex="13pt" style:font-weight-complex="normal"/>
    </style:style>
    <style:style style:name="T9" style:family="text">
      <style:text-properties fo:font-size="13pt" fo:font-weight="normal" officeooo:rsid="00156275" style:font-size-asian="11.3500003814697pt" style:font-weight-asian="normal" style:font-size-complex="13pt" style:font-weight-complex="normal"/>
    </style:style>
    <style:style style:name="T10" style:family="text">
      <style:text-properties fo:font-size="13pt" fo:font-weight="normal" officeooo:rsid="00173152" style:font-size-asian="11.3500003814697pt" style:font-weight-asian="normal" style:font-size-complex="13pt" style:font-weight-complex="normal"/>
    </style:style>
    <style:style style:name="T11" style:family="text">
      <style:text-properties fo:font-size="13pt" fo:font-weight="bold" style:font-size-asian="11.3500003814697pt" style:font-weight-asian="bold" style:font-size-complex="13pt" style:font-weight-complex="bold"/>
    </style:style>
    <style:style style:name="T12" style:family="text">
      <style:text-properties fo:font-size="13pt" fo:font-weight="bold" officeooo:rsid="0011ea77" style:font-size-asian="11.3500003814697pt" style:font-weight-asian="bold" style:font-size-complex="13pt" style:font-weight-complex="bold"/>
    </style:style>
    <style:style style:name="T13" style:family="text">
      <style:text-properties fo:font-size="13pt" fo:font-weight="bold" officeooo:rsid="00105cae" style:font-size-asian="11.3500003814697pt" style:font-weight-asian="bold" style:font-size-complex="13pt" style:font-weight-complex="bold"/>
    </style:style>
    <style:style style:name="T14" style:family="text">
      <style:text-properties fo:font-variant="normal" fo:text-transform="none" fo:color="#000000" style:font-name="Roboto" fo:font-size="13pt" fo:letter-spacing="normal" fo:font-style="normal" fo:font-weight="normal" officeooo:rsid="00105422" style:font-size-asian="11.3500003814697pt" style:font-weight-asian="normal" style:font-size-complex="13pt" style:font-weight-complex="normal"/>
    </style:style>
    <style:style style:name="T15" style:family="text">
      <style:text-properties fo:font-variant="normal" fo:text-transform="none" fo:color="#000000" style:font-name="Roboto" fo:font-size="13pt" fo:letter-spacing="normal" fo:font-style="normal" fo:font-weight="normal" officeooo:rsid="000cc2de" style:font-size-asian="11.3500003814697pt" style:font-weight-asian="normal" style:font-size-complex="13pt" style:font-weight-complex="normal"/>
    </style:style>
    <style:style style:name="T16" style:family="text">
      <style:text-properties fo:font-variant="normal" fo:text-transform="none" fo:color="#000000" style:font-name="Liberation Serif" fo:font-size="13pt" fo:letter-spacing="normal" fo:font-style="normal" fo:font-weight="normal" style:font-size-asian="11.3500003814697pt" style:font-weight-asian="normal" style:font-size-complex="13pt" style:font-weight-complex="normal"/>
    </style:style>
    <style:style style:name="T17" style:family="text">
      <style:text-properties fo:font-variant="normal" fo:text-transform="none" fo:color="#000000" style:font-name="Liberation Serif" fo:font-size="13pt" fo:letter-spacing="normal" fo:font-style="normal" fo:font-weight="normal" officeooo:rsid="00105422" style:font-size-asian="11.3500003814697pt" style:font-weight-asian="normal" style:font-size-complex="13pt" style:font-weight-complex="normal"/>
    </style:style>
    <style:style style:name="T18" style:family="text">
      <style:text-properties fo:font-variant="normal" fo:text-transform="none" fo:color="#000000" style:font-name="Liberation Serif" fo:font-size="13pt" fo:letter-spacing="normal" fo:font-style="normal" fo:font-weight="normal" officeooo:rsid="0012c6f4" style:font-size-asian="11.3500003814697pt" style:font-weight-asian="normal" style:font-size-complex="13pt" style:font-weight-complex="normal"/>
    </style:style>
    <style:style style:name="T19" style:family="text">
      <style:text-properties fo:font-variant="normal" fo:text-transform="none" fo:color="#000000" style:font-name="Liberation Serif" fo:font-size="13pt" fo:letter-spacing="normal" fo:font-style="normal" fo:font-weight="normal" officeooo:rsid="00138c5f" style:font-size-asian="11.3500003814697pt" style:font-weight-asian="normal" style:font-size-complex="13pt" style:font-weight-complex="normal"/>
    </style:style>
    <style:style style:name="T20" style:family="text">
      <style:text-properties fo:font-variant="normal" fo:text-transform="none" fo:color="#000000" style:font-name="Liberation Serif" fo:font-size="13pt" fo:letter-spacing="normal" fo:font-style="normal" fo:font-weight="normal" officeooo:rsid="00156275" style:font-size-asian="11.3500003814697pt" style:font-weight-asian="normal" style:font-size-complex="13pt" style:font-weight-complex="normal"/>
    </style:style>
    <style:style style:name="T21" style:family="text">
      <style:text-properties fo:font-variant="normal" fo:text-transform="none" fo:color="#000000" style:font-name="Liberation Serif" fo:font-size="13pt" fo:letter-spacing="normal" fo:font-style="normal" style:font-size-asian="11.3500003814697pt" style:font-size-complex="13pt"/>
    </style:style>
    <style:style style:name="T22" style:family="text">
      <style:text-properties fo:font-variant="normal" fo:text-transform="none" fo:color="#000000" style:font-name="Liberation Serif" fo:font-size="13pt" fo:letter-spacing="normal" fo:font-style="normal" officeooo:rsid="0012c6f4" style:font-size-asian="11.3500003814697pt" style:font-size-complex="13pt"/>
    </style:style>
    <style:style style:name="T23" style:family="text">
      <style:text-properties fo:font-variant="normal" fo:text-transform="none" fo:color="#000000" style:font-name="Liberation Serif" fo:font-size="13pt" fo:letter-spacing="normal" fo:font-style="normal" officeooo:rsid="00138c5f" style:font-size-asian="11.3500003814697pt" style:font-size-complex="13pt"/>
    </style:style>
    <style:style style:name="T24" style:family="text">
      <style:text-properties fo:font-variant="normal" fo:text-transform="none" fo:color="#000000" style:font-name="Liberation Serif" fo:font-size="13pt" fo:letter-spacing="normal" fo:font-style="normal" fo:font-weight="bold" officeooo:rsid="00156275" style:font-size-asian="11.3500003814697pt" style:font-weight-asian="bold" style:font-size-complex="13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979cm" fo:text-indent="-0.635cm" fo:margin-left="2.97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614cm" fo:text-indent="-0.635cm" fo:margin-left="3.61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249cm" fo:text-indent="-0.635cm" fo:margin-left="4.2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884cm" fo:text-indent="-0.635cm" fo:margin-left="4.8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519cm" fo:text-indent="-0.635cm" fo:margin-left="5.5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154cm" fo:text-indent="-0.635cm" fo:margin-left="6.1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789cm" fo:text-indent="-0.635cm" fo:margin-left="6.7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424cm" fo:text-indent="-0.635cm" fo:margin-left="7.4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059cm" fo:text-indent="-0.635cm" fo:margin-left="8.0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694cm" fo:text-indent="-0.635cm" fo:margin-left="8.694cm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ilan personnel ( Hicham MAHROUG )</text:p>
      <text:p text:style-name="P4"/>
      <text:p text:style-name="P5"><text:span text:style-name="T2"><text:tab/> Ce projet m’a permis </text:span><text:span text:style-name="T9">d</text:span><text:span text:style-name="T2">’amélior</text:span><text:span text:style-name="T9">er</text:span><text:span text:style-name="T2"> mes connaissances </text:span><text:span text:style-name="T9">et compétences en</text:span><text:span text:style-name="T2"> gestion de projets </text:span><text:span text:style-name="T9">notamment </text:span><text:span text:style-name="T10">la planification et l’attribution</text:span><text:span text:style-name="T2"> des tâches.</text:span></text:p>
      <text:p text:style-name="P5"><text:span text:style-name="T2"><text:tab/> </text:span></text:p>
      <text:p text:style-name="P6"><text:span text:style-name="T8">Voici une </text:span><text:span text:style-name="T1"><text:s/>fiche </text:span><text:span text:style-name="T8">qui</text:span><text:span text:style-name="T1"> récapitule mes compétences acquises lors de ce projet, elle ont </text:span><text:span text:style-name="T7">été</text:span><text:span text:style-name="T1"> découpées en fonctions des différentes taches que j’ai réalisé :</text:span></text:p>
      <text:p text:style-name="P6"><text:span text:style-name="T1"/></text:p>
      <text:list xml:id="list722615955561643132" text:style-name="L2">
        <text:list-item>
          <text:p text:style-name="P8"><text:span text:style-name="T12">Programmation</text:span><text:span text:style-name="T13"> </text:span><text:span text:style-name="T6">: utilisation de la plateforme ArduinoIDE afin </text:span><text:span text:style-name="T7">d’écrire</text:span><text:span text:style-name="T6"> des programme et les flashés dans une carte ESP32.</text:span></text:p>
          <text:p text:style-name="P8"><text:span text:style-name="T6"/></text:p>
        </text:list-item>
        <text:list-item>
          <text:p text:style-name="P8"><text:span text:style-name="T13">Connexion </text:span><text:span text:style-name="T6">: établir </text:span><text:span text:style-name="T3">une </text:span><text:span text:style-name="T5">conne</text:span><text:span text:style-name="T3">xion </text:span><text:span text:style-name="T5">en BLUETOOTH </text:span><text:span text:style-name="T3">entre</text:span><text:span text:style-name="T5"> une carte ESP32 </text:span><text:span text:style-name="T3">et un</text:span><text:span text:style-name="T5"> </text:span><text:span text:style-name="T3">smartphone</text:span><text:span text:style-name="T5"> en utilisant la </text:span><text:span text:style-name="T3">bibliothèque</text:span><text:span text:style-name="T5"> « simpleBLE ».</text:span></text:p>
          <text:p text:style-name="P8"><text:span text:style-name="T5"/></text:p>
        </text:list-item>
        <text:list-item>
          <text:p text:style-name="P8"><text:span text:style-name="T13">Échange des données</text:span><text:span text:style-name="T6"> : <text:s/></text:span><text:span text:style-name="T5">envoyer </text:span><text:span text:style-name="T3">et recevoir </text:span><text:span text:style-name="T5">des données </text:span><text:span text:style-name="T3">a partir d’une carte ESP32 </text:span><text:span text:style-name="T6">afin de réaliser des actions.</text:span></text:p>
          <text:p text:style-name="P8"><text:span text:style-name="T6"/></text:p>
        </text:list-item>
        <text:list-item>
          <text:p text:style-name="P7"><text:span text:style-name="T11">Traitement </text:span><text:span text:style-name="T1">: </text:span><text:span text:style-name="T3">Convertir </text:span><text:span text:style-name="T4">des données renvoyer par le capteur de température «</text:span><text:span text:style-name="T5"> </text:span><text:span text:style-name="T15">Waterproof DS18B20 Sensor</text:span><text:span text:style-name="T14"> » </text:span><text:span text:style-name="T17">et les traiter </text:span><text:span text:style-name="T20">en utilisant la bibliothèque  « </text:span><text:span text:style-name="T24">OneWire</text:span><text:span text:style-name="T20"> »</text:span><text:span text:style-name="T17">.</text:span></text:p>
          <text:p text:style-name="P7"><text:span text:style-name="T17"/></text:p>
        </text:list-item>
        <text:list-item>
          <text:p text:style-name="P1"><text:span text:style-name="T22">Présentation</text:span><text:span text:style-name="T21"> : </text:span><text:span text:style-name="T18">présenter </text:span><text:span text:style-name="T19">a l’orale </text:span><text:span text:style-name="T18">le travaille que j’ai effectuer de façon claire et </text:span><text:span text:style-name="T19">élégante.</text:span></text:p>
          <text:p text:style-name="P1"><text:span text:style-name="T18"/></text:p>
        </text:list-item>
        <text:list-item>
          <text:p text:style-name="P2"><text:span text:style-name="T23">Travaille</text:span><text:span text:style-name="T21"> d’équipe : </text:span><text:span text:style-name="T16">travailler en </text:span><text:span text:style-name="T19">équipe</text:span><text:span text:style-name="T16"> de façon organiser </text:span><text:span text:style-name="T19">et</text:span><text:span text:style-name="T16"> </text:span><text:span text:style-name="T19">professionnel</text:span><text:span text:style-name="T16"> en utilisant l’outil «</text:span><text:span text:style-name="T21"> Github </text:span><text:span text:style-name="T16">» </text:span></text:p>
          <text:p text:style-name="P2"><text:span text:style-name="T16"/></text:p>
        </text:list-item>
        <text:list-item>
          <text:p text:style-name="P3"><text:span text:style-name="T21">Étude du marché</text:span><text:span text:style-name="T16"> : faire une étude du marché et se positionnée par rapport aux produit existant afin de réaliser un bon cahier des charges qui repend aux besoins.</text:span></text:p>
        </text:list-item>
      </text:list>
      <text:p text:style-name="P5"><text:span text:style-name="T2"/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21:06:43.306883253</meta:creation-date>
    <dc:date>2019-04-29T23:32:29.443584144</dc:date>
    <meta:editing-duration>PT42S</meta:editing-duration>
    <meta:editing-cycles>1</meta:editing-cycles>
    <meta:document-statistic meta:table-count="0" meta:image-count="0" meta:object-count="0" meta:page-count="1" meta:paragraph-count="11" meta:word-count="203" meta:character-count="1235" meta:non-whitespace-character-count="1041"/>
    <meta:generator>LibreOffice/5.1.6.2$Linux_X86_64 LibreOffice_project/10m0$Build-2</meta:generator>
  </office:meta>
</office:document-meta>
</file>